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3.81cm" style:rel-column-width="12482*"/>
    </style:style>
    <style:style style:name="Table1.B" style:family="table-column">
      <style:table-column-properties style:column-width="16.193cm" style:rel-column-width="53053*"/>
    </style:style>
    <style:style style:name="Table1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1.B1" style:family="table-cell">
      <style:table-cell-properties fo:padding="0.097cm" fo:border="1.25pt solid #000000"/>
    </style:style>
    <style:style style:name="Table1.A2" style:family="table-cell">
      <style:table-cell-properties fo:padding="0.097cm" fo:border-left="1.25pt solid #000000" fo:border-right="none" fo:border-top="none" fo:border-bottom="1.25pt solid #000000"/>
    </style:style>
    <style:style style:name="Table1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1.5" style:family="table-row">
      <style:table-row-properties style:min-row-height="1.265cm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3.81cm" style:rel-column-width="12482*"/>
    </style:style>
    <style:style style:name="Table2.B" style:family="table-column">
      <style:table-column-properties style:column-width="16.193cm" style:rel-column-width="53053*"/>
    </style:style>
    <style:style style:name="Table2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2.B1" style:family="table-cell">
      <style:table-cell-properties fo:padding="0.097cm" fo:border="1.25pt solid #000000"/>
    </style:style>
    <style:style style:name="Table2.A2" style:family="table-cell">
      <style:table-cell-properties fo:padding="0.097cm" fo:border-left="1.25pt solid #000000" fo:border-right="none" fo:border-top="none" fo:border-bottom="1.25pt solid #000000"/>
    </style:style>
    <style:style style:name="Table2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2.5" style:family="table-row">
      <style:table-row-properties style:min-row-height="1.265cm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3.81cm" style:rel-column-width="12482*"/>
    </style:style>
    <style:style style:name="Table3.B" style:family="table-column">
      <style:table-column-properties style:column-width="16.193cm" style:rel-column-width="53053*"/>
    </style:style>
    <style:style style:name="Table3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3.B1" style:family="table-cell">
      <style:table-cell-properties fo:padding="0.097cm" fo:border="1.25pt solid #000000"/>
    </style:style>
    <style:style style:name="Table3.A2" style:family="table-cell">
      <style:table-cell-properties fo:padding="0.097cm" fo:border-left="1.25pt solid #000000" fo:border-right="none" fo:border-top="none" fo:border-bottom="1.25pt solid #000000"/>
    </style:style>
    <style:style style:name="Table3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3.5" style:family="table-row">
      <style:table-row-properties style:min-row-height="1.265cm"/>
    </style:style>
    <style:style style:name="P1" style:family="paragraph" style:parent-style-name="Standard">
      <style:text-properties officeooo:rsid="000ad8bb" officeooo:paragraph-rsid="000ad8bb"/>
    </style:style>
    <style:style style:name="P2" style:family="paragraph" style:parent-style-name="Standard">
      <style:text-properties officeooo:rsid="000ad8bb" officeooo:paragraph-rsid="000b0f11"/>
    </style:style>
    <style:style style:name="P3" style:family="paragraph" style:parent-style-name="Standard">
      <style:paragraph-properties fo:text-align="end" style:justify-single-word="false"/>
      <style:text-properties fo:font-size="20pt" fo:font-weight="bold" officeooo:rsid="000ad8bb" officeooo:paragraph-rsid="000ad8bb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T1" style:family="text">
      <style:text-properties officeooo:rsid="000b0f11"/>
    </style:style>
    <style:style style:name="T2" style:family="text">
      <style:text-properties officeooo:rsid="000d9990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d9990" style:font-size-asian="10.5pt" style:font-size-complex="12pt"/>
    </style:style>
    <style:style style:name="T5" style:family="text">
      <style:text-properties fo:font-size="12pt" officeooo:rsid="0010026b" style:font-size-asian="10.5pt" style:font-size-complex="12pt"/>
    </style:style>
    <style:style style:name="T6" style:family="text">
      <style:text-properties fo:font-size="12pt" officeooo:rsid="00116152" style:font-size-asian="10.5pt" style:font-size-complex="12pt"/>
    </style:style>
    <style:style style:name="gr1" style:family="graphic">
      <style:graphic-properties svg:stroke-width="0.499cm" svg:stroke-color="#000000" draw:marker-start-width="1.099cm" draw:marker-end-width="1.099cm" draw:fill="solid" draw:fill-color="#000000" draw:textarea-horizontal-align="center" draw:textarea-vertical-align="middle" fo:padding-top="0.247cm" fo:padding-bottom="0.247cm" fo:padding-left="0.247cm" fo:padding-r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and Form <text:tab/><text:span text:style-name="T3"><text:tab/><text:tab/><text:tab/><text:tab/></text:span><text:span text:style-name="T4">Sr. No. </text:span><text:span text:style-name="T6">40</text:span><text:span text:style-name="T4"> <text:s text:c="3"/></text:span></text:p>
      <text:p text:style-name="P1"/>
      <text:p text:style-name="P2">Sr. No. = 1 <text:tab/><text:tab/>Service Request Id : <text:tab/><text:tab/><text:tab/><text:tab/>Sr. No. = <text:span text:style-name="T1">2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1"><draw:line text:anchor-type="paragraph" draw:z-index="0" draw:style-name="gr1" draw:text-style-name="P4" svg:x1="11.231cm" svg:y1="0.512cm" svg:x2="11.257cm" svg:y2="7.074cm"><text:p/></draw:lin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 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obile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quired Skills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iming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P1">Address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Worker <text:s/>Name /</text:span> <text:s/>No.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2">Sr. No. = <text:span text:style-name="T1">3</text:span> <text:tab/><text:tab/>Service Request Id : <text:tab/><text:tab/><text:tab/><text:tab/>Sr. No. = <text:span text:style-name="T1">4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1" draw:style-name="gr1" draw:text-style-name="P4" svg:x1="11.231cm" svg:y1="0.512cm" svg:x2="11.257cm" svg:y2="7.074cm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 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obile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quired Skills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iming 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5">
          <table:table-cell table:style-name="Table2.A2" office:value-type="string">
            <text:p text:style-name="P1">Address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<text:span text:style-name="T2">Worker <text:s/>Name /</text:span> <text:s/>No.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  <text:p text:style-name="P2"/>
      <text:p text:style-name="P2">Sr. No. = <text:span text:style-name="T1">5</text:span> <text:tab/><text:tab/>Service Request Id : <text:tab/><text:tab/><text:tab/><text:tab/>Sr. No. = <text:span text:style-name="T1">6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2" draw:style-name="gr1" draw:text-style-name="P4" svg:x1="11.231cm" svg:y1="0.512cm" svg:x2="11.257cm" svg:y2="7.074cm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Name 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Mobile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quired Skills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iming </text:p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3.5">
          <table:table-cell table:style-name="Table3.A2" office:value-type="string">
            <text:p text:style-name="P1">Address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<text:span text:style-name="T2">Worker <text:s/>Name /</text:span> <text:s/>No.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2:03:06.708587898</meta:creation-date>
    <dc:date>2016-07-26T10:59:10.251856360</dc:date>
    <meta:editing-duration>PT41M25S</meta:editing-duration>
    <meta:editing-cycles>7</meta:editing-cycles>
    <meta:generator>LibreOffice/4.2.8.2$Linux_X86_64 LibreOffice_project/420m0$Build-2</meta:generator>
    <meta:document-statistic meta:table-count="3" meta:image-count="0" meta:object-count="0" meta:page-count="1" meta:paragraph-count="34" meta:word-count="137" meta:character-count="715" meta:non-whitespace-character-count="507"/>
  </office:meta>
</office:document-meta>
</file>